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C000000DB53F65D2C.png" manifest:media-type="image/png"/>
  <manifest:file-entry manifest:full-path="Pictures/1000000000000267000000703E0773C4.png" manifest:media-type="image/png"/>
  <manifest:file-entry manifest:full-path="Pictures/1000000000000263000000642D7865B3.png" manifest:media-type="image/png"/>
  <manifest:file-entry manifest:full-path="Pictures/100000000000037900000040235A5954.png" manifest:media-type="image/png"/>
  <manifest:file-entry manifest:full-path="Pictures/100000000000026F000000B00312ABDD.png" manifest:media-type="image/png"/>
  <manifest:file-entry manifest:full-path="Pictures/100000000000028C0000007AF310B12E.png" manifest:media-type="image/png"/>
  <manifest:file-entry manifest:full-path="Pictures/10000000000002C80000003300314CE5.png" manifest:media-type="image/png"/>
  <manifest:file-entry manifest:full-path="Pictures/100000000000030B000000914BD9C690.png" manifest:media-type="image/png"/>
  <manifest:file-entry manifest:full-path="Pictures/1000000000000235000000BF71C6AB99.png" manifest:media-type="image/png"/>
  <manifest:file-entry manifest:full-path="Pictures/10000000000002640000004ED4C90A83.png" manifest:media-type="image/png"/>
  <manifest:file-entry manifest:full-path="Pictures/10000000000002AB000000D464F8C8D2.png" manifest:media-type="image/png"/>
  <manifest:file-entry manifest:full-path="Pictures/10000000000002FB0000007BE25DA7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3.017cm" svg:height="5.793cm" svg:x="1cm" svg:y="1.25cm">
          <draw:image xlink:href="Pictures/10000000000001EC000000DB53F65D2C.png" xlink:type="simple" xlink:show="embed" xlink:actuate="onLoad" draw:mime-type="image/png">
            <text:p/>
          </draw:image>
        </draw:frame>
        <draw:frame draw:style-name="gr1" draw:text-style-name="P1" draw:layer="layout" svg:width="16.165cm" svg:height="2.645cm" svg:x="1cm" svg:y="9.25cm">
          <draw:image xlink:href="Pictures/1000000000000263000000642D7865B3.png" xlink:type="simple" xlink:show="embed" xlink:actuate="onLoad" draw:mime-type="image/png">
            <text:p/>
          </draw:image>
        </draw:frame>
        <draw:frame draw:style-name="gr1" draw:text-style-name="P1" draw:layer="layout" svg:width="17.25cm" svg:height="3.227cm" svg:x="1cm" svg:y="15.5cm">
          <draw:image xlink:href="Pictures/100000000000028C0000007AF310B12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535cm" svg:x="1cm" svg:y="21.965cm">
          <draw:image xlink:href="Pictures/100000000000030B000000914BD9C690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4.948cm" svg:height="5.053cm" svg:x="1cm" svg:y="1.5cm">
          <draw:image xlink:href="Pictures/1000000000000235000000BF71C6AB99.png" xlink:type="simple" xlink:show="embed" xlink:actuate="onLoad" draw:mime-type="image/png">
            <text:p/>
          </draw:image>
        </draw:frame>
        <draw:frame draw:style-name="gr1" draw:text-style-name="P1" draw:layer="layout" svg:width="16.271cm" svg:height="2.962cm" svg:x="1cm" svg:y="9.038cm">
          <draw:image xlink:href="Pictures/1000000000000267000000703E0773C4.png" xlink:type="simple" xlink:show="embed" xlink:actuate="onLoad" draw:mime-type="image/png">
            <text:p/>
          </draw:image>
        </draw:frame>
        <draw:frame draw:style-name="gr1" draw:text-style-name="P1" draw:layer="layout" svg:width="16.483cm" svg:height="4.656cm" svg:x="1cm" svg:y="15.344cm">
          <draw:image xlink:href="Pictures/100000000000026F000000B00312ABDD.png" xlink:type="simple" xlink:show="embed" xlink:actuate="onLoad" draw:mime-type="image/png">
            <text:p/>
          </draw:image>
        </draw:frame>
        <draw:frame draw:style-name="gr1" draw:text-style-name="P1" draw:layer="layout" svg:width="18.837cm" svg:height="1.348cm" svg:x="1.163cm" svg:y="23.902cm">
          <draw:image xlink:href="Pictures/10000000000002C80000003300314CE5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6.192cm" svg:height="2.063cm" svg:x="1cm" svg:y="1.687cm">
          <draw:image xlink:href="Pictures/10000000000002640000004ED4C90A83.png" xlink:type="simple" xlink:show="embed" xlink:actuate="onLoad" draw:mime-type="image/png">
            <text:p/>
          </draw:image>
        </draw:frame>
        <draw:frame draw:style-name="gr1" draw:text-style-name="P1" draw:layer="layout" svg:width="18.07cm" svg:height="5.608cm" svg:x="1cm" svg:y="6.75cm">
          <draw:image xlink:href="Pictures/10000000000002AB000000D464F8C8D2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.366cm" svg:x="1cm" svg:y="17.134cm">
          <draw:image xlink:href="Pictures/100000000000037900000040235A5954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061cm" svg:x="1cm" svg:y="22.189cm">
          <draw:image xlink:href="Pictures/10000000000002FB0000007BE25DA7D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8:36:13.030000000</meta:creation-date>
    <dc:date>2024-03-15T20:16:39.483000000</dc:date>
    <meta:editing-duration>PT32M11S</meta:editing-duration>
    <meta:editing-cycles>1</meta:editing-cycles>
    <meta:document-statistic meta:object-count="12"/>
    <meta:generator>LibreOffice/24.2.1.2$Windows_X86_64 LibreOffice_project/db4def46b0453cc22e2d0305797cf981b68ef5ac</meta:generator>
  </office:meta>
</office:document-meta>
</file>